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7.198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1.A" style:family="table-column">
      <style:table-column-properties style:column-width="2.69cm"/>
    </style:style>
    <style:style style:name="Tabela1.B" style:family="table-column">
      <style:table-column-properties style:column-width="2.205cm"/>
    </style:style>
    <style:style style:name="Tabela1.C" style:family="table-column">
      <style:table-column-properties style:column-width="4.101cm"/>
    </style:style>
    <style:style style:name="Tabela1.D" style:family="table-column">
      <style:table-column-properties style:column-width="8.202cm"/>
    </style:style>
    <style:style style:name="Tabela1.1" style:family="table-row">
      <style:table-row-properties style:min-row-height="0.665cm" style:keep-together="true" fo:keep-together="auto"/>
    </style:style>
    <style:style style:name="Tabela1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1.2" style:family="table-row">
      <style:table-row-properties style:min-row-height="0.499cm" style:keep-together="true" fo:keep-together="auto"/>
    </style:style>
    <style:style style:name="Tabela1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D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1.3" style:family="table-row">
      <style:table-row-properties style:min-row-height="0.6cm" style:keep-together="true" fo:keep-together="auto"/>
    </style:style>
    <style:style style:name="Tabela1.B3" style:family="table-cell" style:data-style-name="N37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1.C3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" style:family="table">
      <style:table-properties style:width="15.302cm" fo:margin-left="-0.058cm" fo:margin-top="0cm" fo:margin-bottom="0cm" fo:break-before="auto" fo:break-after="auto" table:align="left" fo:keep-with-next="auto" style:may-break-between-rows="true" style:writing-mode="lr-tb" table:border-model="collapsing"/>
    </style:style>
    <style:style style:name="Tabela2.A" style:family="table-column">
      <style:table-column-properties style:column-width="4.299cm"/>
    </style:style>
    <style:style style:name="Tabela2.B" style:family="table-column">
      <style:table-column-properties style:column-width="8.251cm"/>
    </style:style>
    <style:style style:name="Tabela2.C" style:family="table-column">
      <style:table-column-properties style:column-width="2.752cm"/>
    </style:style>
    <style:style style:name="Tabela2.1" style:family="table-row">
      <style:table-row-properties style:min-row-height="0.665cm" style:keep-together="true" fo:keep-together="auto"/>
    </style:style>
    <style:style style:name="Tabela2.A1" style:family="table-cell">
      <style:table-cell-properties style:vertical-align="" fo:background-color="#000080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ela2.2" style:family="table-row">
      <style:table-row-properties style:min-row-height="0.499cm" style:keep-together="true" fo:keep-together="auto"/>
    </style:style>
    <style:style style:name="Tabela2.A2" style:family="table-cell">
      <style:table-cell-properties style:vertical-align="" fo:background-color="#4d4d4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B2" style:family="table-cell">
      <style:table-cell-properties style:vertical-align="" fo:background-color="#ffffff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2" style:family="table-cell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ela2.3" style:family="table-row">
      <style:table-row-properties style:min-row-height="0.6cm" style:keep-together="true" fo:keep-together="auto"/>
    </style:style>
    <style:style style:name="Tabela2.B4" style:family="table-cell">
      <style:table-cell-properties style:vertical-align="" fo:background-color="#cccccc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ela2.C4" style:family="table-cell" style:data-style-name="N37">
      <style:table-cell-properties style:vertical-align="" fo:background-color="#cccccc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/>
    </style:style>
    <style:style style:name="P2" style:family="paragraph" style:parent-style-name="Standard">
      <style:paragraph-properties fo:line-height="115%" fo:text-align="justify" style:justify-single-word="false"/>
      <style:text-properties style:use-window-font-color="true" style:font-name="Liberation Serif"/>
    </style:style>
    <style:style style:name="P3" style:family="paragraph" style:parent-style-name="Standard">
      <style:paragraph-properties fo:line-height="115%" fo:text-align="justify" style:justify-single-word="false"/>
      <style:text-properties style:font-name="Liberation Serif"/>
    </style:style>
    <style:style style:name="P4" style:family="paragraph" style:parent-style-name="Standard">
      <style:paragraph-properties fo:line-height="115%" fo:text-align="justify" style:justify-single-word="false"/>
      <style:text-properties style:font-name="Liberation Serif" style:font-name-complex="Arial1"/>
    </style:style>
    <style:style style:name="P5" style:family="paragraph" style:parent-style-name="Standard">
      <style:paragraph-properties fo:line-height="115%" fo:text-align="justify" style:justify-single-word="false"/>
    </style:style>
    <style:style style:name="P6" style:family="paragraph" style:parent-style-name="Standard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line-height="115%" fo:text-align="justify" style:justify-single-word="false"/>
    </style:style>
    <style:style style:name="P11" style:family="paragraph" style:parent-style-name="Table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Versões">
      <style:paragraph-properties fo:line-height="115%" fo:text-align="center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Versões">
      <style:paragraph-properties fo:line-height="115%" fo:text-align="justify" style:justify-single-word="false"/>
      <style:text-properties fo:color="#ffffff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Versões">
      <style:paragraph-properties fo:line-height="115%" fo:text-align="center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Versões">
      <style:paragraph-properties fo:line-height="115%" fo:text-align="justify" style:justify-single-word="false"/>
      <style:text-properties fo:color="#000000" style:text-outline="false" style:text-line-through-styl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Standard" style:list-style-name="">
      <style:paragraph-properties fo:margin-left="0.635cm" fo:margin-right="0cm" fo:line-height="115%" fo:text-align="justify" style:justify-single-word="false" fo:text-indent="0cm" style:auto-text-indent="false"/>
      <style:text-properties style:use-window-font-color="true" style:font-name="Liberation Serif"/>
    </style:style>
    <style:style style:name="P17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Liberation Serif"/>
    </style:style>
    <style:style style:name="P18" style:family="paragraph" style:parent-style-name="Standard" style:list-style-name="L1">
      <style:paragraph-properties fo:line-height="115%" fo:text-align="justify" style:justify-single-word="false"/>
      <style:text-properties style:use-window-font-color="true" style:font-name="Liberation Serif" fo:font-style="normal" style:font-style-asian="normal" style:font-style-complex="normal"/>
    </style:style>
    <style:style style:name="P19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  <style:text-properties style:font-name="Times New Roman" style:font-name-asian="Times New Roman" style:font-name-complex="Times New Roman"/>
    </style:style>
    <style:style style:name="P20" style:family="paragraph" style:parent-style-name="Standard" style:list-style-name="LS2">
      <style:paragraph-properties fo:margin-top="0cm" fo:margin-bottom="0cm" fo:line-height="100%" fo:text-align="justify" style:justify-single-word="false" fo:break-before="auto" fo:break-after="auto" style:writing-mode="lr-tb"/>
    </style:style>
    <style:style style:name="P21" style:family="paragraph" style:parent-style-name="Standard" style:list-style-name="LS2">
      <style:paragraph-properties fo:margin-top="0cm" fo:margin-bottom="0cm" fo:line-height="100%" fo:text-align="justify" style:justify-single-word="false" style:writing-mode="lr-tb"/>
      <style:text-properties style:font-name="Times New Roman" style:font-name-asian="Times New Roman" style:font-name-complex="Times New Roman"/>
    </style:style>
    <style:style style:name="P22" style:family="paragraph" style:parent-style-name="Title" style:master-page-name="Standard">
      <style:paragraph-properties fo:line-height="115%" fo:text-align="center" style:justify-single-word="false" style:page-number="auto"/>
    </style:style>
    <style:style style:name="P23" style:family="paragraph" style:parent-style-name="Heading_20_1">
      <style:paragraph-properties fo:line-height="115%" fo:text-align="justify" style:justify-single-word="false"/>
      <style:text-properties style:use-window-font-color="true" style:font-name="Liberation Serif"/>
    </style:style>
    <style:style style:name="P24" style:family="paragraph" style:parent-style-name="Heading_20_1" style:list-style-name="WWNum1">
      <style:paragraph-properties fo:line-height="115%" fo:text-align="justify" style:justify-single-word="false"/>
      <style:text-properties style:use-window-font-color="true" style:font-name="Liberation Serif"/>
    </style:style>
    <style:style style:name="T1" style:family="text">
      <style:text-properties style:use-window-font-color="true" style:font-name="Liberation Serif"/>
    </style:style>
    <style:style style:name="T2" style:family="text">
      <style:text-properties fo:font-size="12pt" fo:language="pt" fo:country="BR" style:font-size-asian="12pt" style:font-size-complex="12pt"/>
    </style:style>
    <style:style style:name="T3" style:family="text">
      <style:text-properties fo:font-weight="bold" style:font-weight-asian="bold" style:font-name-complex="Arial1"/>
    </style:style>
    <style:style style:name="T4" style:family="text">
      <style:text-properties style:font-name-complex="Arial1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style:font-name="Liberation Serif"/>
    </style:style>
    <style:style style:name="T8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9" style:family="text">
      <style:text-properties style:font-name="Times New Roman" style:font-name-asian="Times New Roman" style:font-name-complex="Times New Roman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style:font-weight-asian="normal" style:font-name-complex="Arial1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Declaração de Escopo</text:p>
      <text:p text:style-name="P10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table:number-columns-spanned="4" office:value-type="string">
            <text:p text:style-name="P12">Controle de Versões</text:p>
          </table:table-cell>
          <table:covered-table-cell/>
          <table:covered-table-cell/>
          <table:covered-table-cell/>
        </table:table-row>
        <table:table-row table:style-name="Tabela1.2">
          <table:table-cell table:style-name="Tabela1.A2" office:value-type="string">
            <text:p text:style-name="P12">Versão</text:p>
          </table:table-cell>
          <table:table-cell table:style-name="Tabela1.B2" office:value-type="string">
            <text:p text:style-name="P14">Data</text:p>
          </table:table-cell>
          <table:table-cell table:style-name="Tabela1.B2" office:value-type="string">
            <text:p text:style-name="P14">Autor</text:p>
          </table:table-cell>
          <table:table-cell table:style-name="Tabela1.D2" office:value-type="string">
            <text:p text:style-name="P14">Notas da Revisão</text:p>
          </table:table-cell>
        </table:table-row>
        <table:table-row table:style-name="Tabela1.3">
          <table:table-cell table:style-name="Tabela1.A2" office:value-type="string">
            <text:p text:style-name="P13">1.0</text:p>
          </table:table-cell>
          <table:table-cell table:style-name="Tabela1.B3" office:value-type="date" office:date-value="2016-09-29">
            <text:p text:style-name="P15">29/09/16</text:p>
          </table:table-cell>
          <table:table-cell table:style-name="Tabela1.C3" office:value-type="string">
            <text:p text:style-name="P15">Luís Fernando</text:p>
          </table:table-cell>
          <table:table-cell table:style-name="Tabela1.D2" office:value-type="string">
            <text:p text:style-name="P15">Descrever o objetivo desse documento, situação atual e justificativa do projeto, objetivo SMART, escopo do produto, exclusões do projeto.</text:p>
          </table:table-cell>
        </table:table-row>
        <table:table-row table:style-name="Tabela1.3">
          <table:table-cell table:style-name="Tabela1.A2" office:value-type="string">
            <text:p text:style-name="P13">2.0</text:p>
          </table:table-cell>
          <table:table-cell table:style-name="Tabela1.B3" office:value-type="date" office:date-value="2016-10-03">
            <text:p text:style-name="P15">03/10/16</text:p>
          </table:table-cell>
          <table:table-cell table:style-name="Tabela1.C3" office:value-type="string">
            <text:p text:style-name="P15">Luís Fernando</text:p>
          </table:table-cell>
          <table:table-cell table:style-name="Tabela1.D2" office:value-type="string">
            <text:p text:style-name="P15">Descrever a exclusão do projeto, restrições, premissas e aprovações.</text:p>
          </table:table-cell>
        </table:table-row>
      </table:table>
      <text:h text:style-name="P23" text:outline-level="1"/>
      <text:list xml:id="list3856132948427967442" text:style-name="WWNum1">
        <text:list-item>
          <text:h text:style-name="P24" text:outline-level="1">Obj<text:bookmark-start text:name="_Toc417921954"/>etivos deste documento<text:bookmark-end text:name="_Toc417921954"/></text:h>
        </text:list-item>
      </text:list>
      <text:p text:style-name="P1"><text:span text:style-name="T2"><text:tab/>Gerenciar o escopo do projeto requer um Plano de gerenciamento do escopo aprovado englobando os principais processos do escopo </text:span><text:span text:style-name="T2">abordado nesse termo</text:span><text:span text:style-name="T2">. </text:span></text:p>
      <text:h text:style-name="P16" text:outline-level="2"/>
      <text:list xml:id="list21619116" text:continue-numbering="true" text:style-name="WWNum1">
        <text:list-item>
          <text:h text:style-name="P24" text:outline-level="1"><text:bookmark-start text:name="_Toc417921955"/><text:bookmark-start text:name="_Toc383380604"/>Situação atual e justificativa do projeto<text:bookmark-end text:name="_Toc417921955"/><text:bookmark-end text:name="_Toc383380604"/></text:h>
        </text:list-item>
      </text:list>
      <text:p text:style-name="P2"><text:tab/>A declaração de escopo se enquadra no processo de definição dos requisitos do projeto e as datas para cada entrega. É preciso criar uma declaração de escopo para definir melhor cada etapa que será realizado no projeto: o passo a passo do que será implementado na primeira, segunda e terceira entrega, os requisitos funcionais de cada etapa e os critérios de aceitações.</text:p>
      <text:p text:style-name="P2"/>
      <text:list xml:id="list21612449" text:continue-numbering="true" text:style-name="WWNum1">
        <text:list-item>
          <text:h text:style-name="P24" text:outline-level="1"><text:bookmark-start text:name="_Toc417921956"/><text:bookmark-start text:name="_Toc383380605"/>Objetivos SMART e critérios de sucesso do projeto<text:bookmark-end text:name="_Toc417921956"/><text:bookmark-end text:name="_Toc383380605"/></text:h>
        </text:list-item>
      </text:list>
      <text:p text:style-name="P10"><text:tab/>O projeto será considerado um sucesso se atender a todos os critérios de aceitação de cada entrega, respeitar as restrições e cronograma de execução e principalmente atender os objetivos abaixo:</text:p>
      <text:list xml:id="list7790091500965317392" text:style-name="LS2">
        <text:list-item>
          <text:p text:style-name="P19">O sistema deve permitir o registro dos dados dos doadores de sangue, o sistema não deve permitir o registro de possíveis doadores com idade superior a 69 anos <text:s/>e o sistema deve permitir apenas ao responsável pelo hemocentro (gerente) indicar quem são os usuários autorizados a utilizar o sistema.</text:p>
          <text:p text:style-name="P21"/>
        </text:list-item>
        <text:list-item>
          <text:p text:style-name="P20"><text:span text:style-name="T9">O sistema deve informar dados relacionados a última doação (se existir) feita pelo usuário, deve permitir o registro dos dados dos exames</text:span><text:span text:style-name="T8"> </text:span><text:span text:style-name="T9">e deve permitir o registro da aptidão, tempo inapto e a descrição da inaptidão, se inapto, do doador baseado nas questões e nos exames feitos ao doador.</text:span></text:p>
          <text:p text:style-name="P21"/>
        </text:list-item>
        <text:list-item>
          <text:p text:style-name="P21">O sistema deve permitir o registro de bolsas de sangue e deve informar quantidade de bolsas de sangue no banco de sangue.</text:p>
        </text:list-item>
      </text:list>
      <text:list xml:id="list21605051" text:continue-list="list21612449" text:style-name="WWNum1">
        <text:list-item>
          <text:h text:style-name="P24" text:outline-level="1"><text:bookmark-start text:name="_Toc417921957"/><text:bookmark-start text:name="_Toc383380606"/><text:soft-page-break/>Escopo do Produto<text:bookmark-end text:name="_Toc417921957"/><text:bookmark-end text:name="_Toc383380606"/></text:h>
        </text:list-item>
      </text:list>
      <text:p text:style-name="P10"><text:tab/>A primeira entrega do projeto consiste na seguinte etapa: gerenciamento do cadastro do gerente, funcionários e do gerente. Abaixo encontra-se todos os requisitos com suas características que devem ser realizados nessa primeira etapa.</text:p>
      <text:p text:style-name="P3"><text:span text:style-name="T3">RF. 1:</text:span><text:span text:style-name="T4"> Registro de dados dos doadores de sangue.</text:span></text:p>
      <text:p text:style-name="P4">Descrição: Os funcionários <text:s/>poderão efetuar o registro dos dados cadastrais dos doadores.</text:p>
      <text:p text:style-name="P4">Entrada: .</text:p>
      <text:p text:style-name="P4">Processo: O cadastro será incluído no banco de dados.</text:p>
      <text:p text:style-name="P4">Saída: Mensagem de confirmação bem sucedido do cadastro caso tenha sido efetuado com sucesso, senão, mensagem de erro.</text:p>
      <text:p text:style-name="P4"/>
      <text:p text:style-name="P3"><text:span text:style-name="T3">RF. 2:</text:span><text:span text:style-name="T4"> <text:s/>Limite de idade para o cadastro</text:span></text:p>
      <text:p text:style-name="P4">Descrição: Doadores que tenham mais de 69 anos não devem ser cadastrados no sistema.</text:p>
      <text:p text:style-name="P4">Entrada:.</text:p>
      <text:p text:style-name="P4">Processo: .</text:p>
      <text:p text:style-name="P4">Saída: Mensagem de erro caso seja identificado um cadastro de alguem com <text:s/>mais de 69 anos.</text:p>
      <text:p text:style-name="P4"/>
      <text:p text:style-name="P3"><text:span text:style-name="T3">RF. 3: <text:s/></text:span><text:span text:style-name="T11">Autorização para utilização do sistema.</text:span></text:p>
      <text:p text:style-name="P4">Descrição: <text:span text:style-name="T10">O sistema deve permitir apenas ao responsável pelo hemocentro (gerente) indicar quem são os usuários autorizados a utilizar o sistema</text:span> .</text:p>
      <text:p text:style-name="P4">Processo: Usuário gerente designa os usuários funcionários com permissão para efetuar os registros dos doadores.</text:p>
      <text:p text:style-name="P4">Saída: Mensagem de confirmação bem sucedido da permissão ao funcionário do cadastro caso tenha sido efetuado com sucesso, senão, mensagem de erro.</text:p>
      <text:p text:style-name="P2"/>
      <text:list xml:id="list21618357" text:continue-numbering="true" text:style-name="WWNum1">
        <text:list-item>
          <text:h text:style-name="P24" text:outline-level="1"><text:bookmark-start text:name="_Toc417921958"/><text:bookmark-start text:name="_Toc383380607"/>Exclusões do projeto / Fora do Escopo<text:bookmark-end text:name="_Toc417921958"/><text:bookmark-end text:name="_Toc383380607"/></text:h>
        </text:list-item>
      </text:list>
      <text:p text:style-name="P2"><text:tab/>Alguns itens não fazem parte do escopo do projeto, mas eles devem ser considerados e entendidos para não ocorrer nenhum erro:</text:p>
      <text:list xml:id="list6670293887567862785" text:style-name="L1">
        <text:list-item>
          <text:p text:style-name="P17">A interface deve ser simples. Para <text:s/>primeira entrega é preciso que tenha uma página inicial, com um campo para o <text:span text:style-name="T5">login,</text:span><text:span text:style-name="T6"> uma página para o registro de dados dos doadores de sangue e outra para o usuário gerente definir os funcionários que possuem autorização para registrar doadores.</text:span></text:p>
        </text:list-item>
        <text:list-item>
          <text:p text:style-name="P18">Deve existir um cadastro para o gerente, no qual ele terá permissão para criar usuários funcionários e alterar suas permissões.</text:p>
        </text:list-item>
        <text:list-item>
          <text:p text:style-name="P18">Doadores com idade superior a 69 anos não devem ser cadastrados.</text:p>
        </text:list-item>
      </text:list>
      <text:list xml:id="list21599853" text:continue-list="list21618357" text:style-name="WWNum1">
        <text:list-item>
          <text:h text:style-name="P24" text:outline-level="1"><text:bookmark-start text:name="_Toc402281711"/>Restrições<text:bookmark-end text:name="_Toc402281711"/></text:h>
        </text:list-item>
      </text:list>
      <text:p text:style-name="P5"><text:span text:style-name="T1"><text:tab/></text:span><text:span text:style-name="T1">Algumas restrições adotadas para o projeto deve ser consideradas:</text:span></text:p>
      <text:list xml:id="list21623307" text:continue-list="list6670293887567862785" text:style-name="L1">
        <text:list-item>
          <text:p text:style-name="P17">O tempo para a primeira entrega deve ser seguido a risca, para não atrasar as outras duas entregas.</text:p>
        </text:list-item>
        <text:list-item>
          <text:p text:style-name="P17">O serviço Web deverá ser implementado em PHP, utilizando como o banco de dados o Mysql. Se o implementador tiver dúvidas sobre o funcionamento de alguma parte do projeto , deverá perguntar diretamente ao gerente.</text:p>
        </text:list-item>
        <text:list-item>
          <text:p text:style-name="P17"><text:soft-page-break/>O tempo máximo para a primeira entrega será de duas semanas. Caso termine antes, deverá ser iniciada a próxima etapa para a segunda entrega.</text:p>
        </text:list-item>
      </text:list>
      <text:list xml:id="list21601746" text:continue-list="list21599853" text:style-name="WWNum1">
        <text:list-item>
          <text:h text:style-name="P24" text:outline-level="1"><text:bookmark-start text:name="_Toc402281712"/>Premissas<text:bookmark-end text:name="_Toc402281712"/></text:h>
        </text:list-item>
      </text:list>
      <text:p text:style-name="P5"><text:span text:style-name="T7"><text:tab/></text:span><text:span text:style-name="T7">Para a primeira entrega é preciso da disponibilidade do testador e cliente durante 4 horas semanais durante duas semanas. Se eles não estiverem disponíveis, provavelmente, a entrega será atrasada.</text:span></text:p>
      <text:p text:style-name="P3"/>
      <text:p text:style-name="P3"/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table:number-columns-spanned="3" office:value-type="string">
            <text:p text:style-name="P7">Aprovações</text:p>
          </table:table-cell>
          <table:covered-table-cell/>
          <table:covered-table-cell/>
        </table:table-row>
        <table:table-row table:style-name="Tabela2.2">
          <table:table-cell table:style-name="Tabela2.A2" office:value-type="string">
            <text:p text:style-name="P6">Participante</text:p>
          </table:table-cell>
          <table:table-cell table:style-name="Tabela2.B2" office:value-type="string">
            <text:p text:style-name="P8">Assinatura</text:p>
          </table:table-cell>
          <table:table-cell table:style-name="Tabela2.C2" office:value-type="string">
            <text:p text:style-name="P8">Data</text:p>
          </table:table-cell>
        </table:table-row>
        <table:table-row table:style-name="Tabela2.3">
          <table:table-cell table:style-name="Tabela2.A2" office:value-type="string">
            <text:p text:style-name="P11">Patrocinador do Projeto</text:p>
          </table:table-cell>
          <table:table-cell table:style-name="Tabela2.B2" office:value-type="string">
            <text:p text:style-name="P9">Reginaldo Ré</text:p>
          </table:table-cell>
          <table:table-cell table:style-name="Tabela2.C2" office:value-type="string">
            <text:p text:style-name="P9">20/09/2016</text:p>
          </table:table-cell>
        </table:table-row>
        <table:table-row table:style-name="Tabela2.3">
          <table:table-cell table:style-name="Tabela2.A2" office:value-type="string">
            <text:p text:style-name="P11">Gerente do Projeto</text:p>
          </table:table-cell>
          <table:table-cell table:style-name="Tabela2.B4" office:value-type="string">
            <text:p text:style-name="P9">Luís Fernando</text:p>
          </table:table-cell>
          <table:table-cell table:style-name="Tabela2.C4" office:value-type="date" office:date-value="2016-09-29">
            <text:p text:style-name="P9">29/09/16</text:p>
          </table:table-cell>
        </table:table-row>
      </table:table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OpenSymbol1" svg:font-family="Open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Times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28pt" fo:font-weight="bold" style:font-name-asian="Microsoft YaHei" style:font-size-asian="28pt" style:font-weight-asian="bold" style:font-name-complex="Mangal" style:font-size-complex="28pt" style:font-weight-complex="bold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212cm" fo:margin-bottom="0cm" fo:keep-together="always" fo:keep-with-next="always"/>
      <style:text-properties fo:color="#365f91" style:font-name="Cambria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scrição" style:family="paragraph" style:parent-style-name="Header" style:default-outline-level="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8pt" fo:language="en" fo:country="US" style:font-name-asian="Times" style:font-size-asian="8pt" style:language-asian="pt" style:country-asian="BR" style:font-name-complex="Times New Roman1" style:font-size-complex="10pt"/>
    </style:style>
    <style:style style:name="Comments" style:family="paragraph" style:parent-style-name="Descrição" style:default-outline-level="">
      <style:text-properties style:font-name="Calibri" fo:language="pt" fo:country="BR"/>
    </style:style>
    <style:style style:name="Table" style:family="paragraph" style:parent-style-name="Standard" style:default-outline-level="" style:class="extra">
      <style:text-properties style:font-name-asian="Times" style:language-asian="pt" style:country-asian="BR" style:font-name-complex="Times New Roman1" style:font-size-complex="8pt"/>
    </style:style>
    <style:style style:name="Versões" style:family="paragraph" style:default-outline-level="">
      <style:paragraph-properties loext:contextual-spacing="false" fo:margin-top="0cm" fo:margin-bottom="0cm" fo:line-height="100%" fo:text-align="center" style:justify-single-word="false" fo:orphans="2" fo:widows="2" style:writing-mode="lr-tb"/>
      <style:text-properties style:font-name="Calibri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style:font-name-complex="Courier New"/>
    </style:style>
    <style:style style:name="ListLabel_20_3" style:display-name="ListLabel 3" style:family="text">
      <style:text-properties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635cm" text:min-label-width="0.635cm"/>
      </text:list-level-style-bullet>
      <text:list-level-style-bullet text:level="2" text:style-name="List2Level1" text:bullet-char="○">
        <style:list-level-properties text:space-before="1.905cm" text:min-label-width="0.635cm"/>
      </text:list-level-style-bullet>
      <text:list-level-style-bullet text:level="3" text:style-name="List2Level2" text:bullet-char="■">
        <style:list-level-properties text:space-before="3.492cm" text:min-label-width="0.318cm"/>
      </text:list-level-style-bullet>
      <text:list-level-style-bullet text:level="4" text:style-name="List2Level3" text:bullet-char="●">
        <style:list-level-properties text:space-before="4.445cm" text:min-label-width="0.635cm"/>
      </text:list-level-style-bullet>
      <text:list-level-style-bullet text:level="5" text:style-name="List2Level4" text:bullet-char="○">
        <style:list-level-properties text:space-before="5.715cm" text:min-label-width="0.635cm"/>
      </text:list-level-style-bullet>
      <text:list-level-style-bullet text:level="6" text:style-name="List2Level5" text:bullet-char="■">
        <style:list-level-properties text:space-before="7.302cm" text:min-label-width="0.318cm"/>
      </text:list-level-style-bullet>
      <text:list-level-style-bullet text:level="7" text:style-name="List2Level6" text:bullet-char="●">
        <style:list-level-properties text:space-before="8.255cm" text:min-label-width="0.635cm"/>
      </text:list-level-style-bullet>
      <text:list-level-style-bullet text:level="8" text:style-name="List2Level7" text:bullet-char="○">
        <style:list-level-properties text:space-before="9.525cm" text:min-label-width="0.635cm"/>
      </text:list-level-style-bullet>
      <text:list-level-style-bullet text:level="9" text:style-name="List2Level8" text:bullet-char="■">
        <style:list-level-properties text:space-before="11.112cm" text:min-label-width="0.318cm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9-19T17:09:58.817530421</meta:creation-date>
    <dc:date>2016-11-29T01:43:22.88</dc:date>
    <meta:editing-duration>PT1H24M6S</meta:editing-duration>
    <meta:editing-cycles>15</meta:editing-cycles>
    <meta:generator>OpenOffice/4.1.2$Win32 OpenOffice.org_project/412m3$Build-9782</meta:generator>
    <dc:creator>Luis Fernando Cavalcante</dc:creator>
    <meta:document-statistic meta:table-count="2" meta:image-count="0" meta:object-count="0" meta:page-count="3" meta:paragraph-count="61" meta:word-count="747" meta:character-count="4618"/>
  </office:meta>
</office:document-meta>
</file>